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606*"/>
    </style:style>
    <style:style style:name="Tableau1.D" style:family="table-column">
      <style:table-column-properties style:column-width="2.835cm" style:rel-column-width="160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column table:style-name="Tableau1.D"/>
        <table:table-column table:style-name="Tableau1.A"/>
        <table:table-column table:style-name="Tableau1.D"/>
        <table:table-row>
          <table:table-cell table:style-name="Tableau1.A1" office:value-type="string">
            <text:p text:style-name="P1">Ressources</text:p>
          </table:table-cell>
          <table:table-cell table:style-name="Tableau1.A1" office:value-type="string">
            <text:p text:style-name="P1">Séance 1</text:p>
          </table:table-cell>
          <table:table-cell table:style-name="Tableau1.A1" office:value-type="string">
            <text:p text:style-name="P1">Séance 2</text:p>
          </table:table-cell>
          <table:table-cell table:style-name="Tableau1.A1" office:value-type="string">
            <text:p text:style-name="P1">Séance 3</text:p>
          </table:table-cell>
          <table:table-cell table:style-name="Tableau1.A1" office:value-type="string">
            <text:p text:style-name="P1">Séance 4</text:p>
          </table:table-cell>
          <table:table-cell table:style-name="Tableau1.F1" office:value-type="string">
            <text:p text:style-name="P1">Séance 5</text:p>
          </table:table-cell>
        </table:table-row>
        <table:table-row>
          <table:table-cell table:style-name="Tableau1.A2" office:value-type="string">
            <text:p text:style-name="P2">ABADIE Guillaume</text:p>
          </table:table-cell>
          <table:table-cell table:style-name="Tableau1.A2" office:value-type="string">
            <text:p text:style-name="Table_20_Contents">Modèle du domaine (3h)</text:p>
            <text:p text:style-name="Table_20_Contents">Diagramme de classes (Modèle) (2h)</text:p>
          </table:table-cell>
          <table:table-cell table:style-name="Tableau1.A2" office:value-type="string">
            <text:p text:style-name="Table_20_Contents">Diagramme de classes (2h)</text:p>
            <text:p text:style-name="Table_20_Contents">Parseur du plan (1h)</text:p>
            <text:p text:style-name="Table_20_Contents">Affichage du graphe (4h)</text:p>
          </table:table-cell>
          <table:table-cell table:style-name="Tableau1.A2" office:value-type="string">
            <text:p text:style-name="Table_20_Contents">Gestion du graphe affiché ()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BUISSON Nicolas</text:p>
          </table:table-cell>
          <table:table-cell table:style-name="Tableau1.A2" office:value-type="string">
            <text:p text:style-name="Table_20_Contents">Diagramme des UC (4)</text:p>
          </table:table-cell>
          <table:table-cell table:style-name="Tableau1.A2" office:value-type="string">
            <text:p text:style-name="Table_20_Contents">Conception IHM (1h30)</text:p>
            <text:p text:style-name="Table_20_Contents">Étude de Choco Solver (2h)</text:p>
          </table:table-cell>
          <table:table-cell table:style-name="Tableau1.A2" office:value-type="string">
            <text:p text:style-name="Table_20_Contents">Diagramme de séquence ()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CREPET Louise</text:p>
          </table:table-cell>
          <table:table-cell table:style-name="Tableau1.A2" office:value-type="string">
            <text:p text:style-name="Table_20_Contents">Description des UC (4H)</text:p>
          </table:table-cell>
          <table:table-cell table:style-name="Tableau1.A2" office:value-type="string">
            <text:p text:style-name="Table_20_Contents">Diagramme de séquence (2h)</text:p>
            <text:p text:style-name="Table_20_Contents">Conception IHM (1h30)</text:p>
          </table:table-cell>
          <table:table-cell table:style-name="Tableau1.A2" office:value-type="string">
            <text:p text:style-name="Table_20_Contents">Diagramme de séquence ()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DOMINGUES Rémi</text:p>
          </table:table-cell>
          <table:table-cell table:style-name="Tableau1.A2" office:value-type="string">
            <text:p text:style-name="Table_20_Contents">Planning prévisionnel (2)</text:p>
            <text:p text:style-name="Table_20_Contents">Diagramme de classes (Modèle) (3h)</text:p>
          </table:table-cell>
          <table:table-cell table:style-name="Tableau1.A2" office:value-type="string">
            <text:p text:style-name="Table_20_Contents">Diagramme de classes (2h)</text:p>
            <text:p text:style-name="Table_20_Contents">Conception IHM (1h30)</text:p>
            <text:p text:style-name="Table_20_Contents">Étude de Choco Solver (1h)</text:p>
          </table:table-cell>
          <table:table-cell table:style-name="Tableau1.A2" office:value-type="string">
            <text:p text:style-name="Table_20_Contents">Intégration du choco-solver ()</text:p>
            <text:p text:style-name="Table_20_Contents">Parseur d'une demande de livraisons ()</text:p>
            <text:p text:style-name="Table_20_Contents">Gestion de projet (3h)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MARTIN Aline</text:p>
          </table:table-cell>
          <table:table-cell table:style-name="Tableau1.A2" office:value-type="string">
            <text:p text:style-name="Table_20_Contents">Description des UC (4H)</text:p>
          </table:table-cell>
          <table:table-cell table:style-name="Tableau1.A2" office:value-type="string">
            <text:p text:style-name="Table_20_Contents">Diagramme de classes (2h)</text:p>
            <text:p text:style-name="Table_20_Contents">Diagramme de séquence (2h)</text:p>
            <text:p text:style-name="Table_20_Contents">Correction des use case (1h)</text:p>
          </table:table-cell>
          <table:table-cell table:style-name="Tableau1.A2" office:value-type="string">
            <text:p text:style-name="Table_20_Contents">Diagramme de séquence ()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WETTERWALD Martin</text:p>
          </table:table-cell>
          <table:table-cell table:style-name="Tableau1.A2" office:value-type="string">
            <text:p text:style-name="Table_20_Contents">Structure du rapport (2h)</text:p>
            <text:p text:style-name="Table_20_Contents">Glossaire (2h)</text:p>
          </table:table-cell>
          <table:table-cell table:style-name="Tableau1.A2" office:value-type="string">
            <text:p text:style-name="Table_20_Contents">Diagramme de classes (2h)</text:p>
            <text:p text:style-name="Table_20_Contents">Implémentation IHM (4h)</text:p>
          </table:table-cell>
          <table:table-cell table:style-name="Tableau1.A2" office:value-type="string">
            <text:p text:style-name="Table_20_Contents">Implémentation IHM ()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02T09:23:37.39</meta:creation-date>
    <dc:date>2013-12-04T17:38:22.42</dc:date>
    <meta:editing-duration>PT26M41S</meta:editing-duration>
    <meta:editing-cycles>14</meta:editing-cycles>
    <meta:generator>OpenOffice.org/3.3$Win32 OpenOffice.org_project/330m20$Build-9567</meta:generator>
    <meta:document-statistic meta:table-count="1" meta:image-count="0" meta:object-count="0" meta:page-count="1" meta:paragraph-count="44" meta:word-count="151" meta:character-count="930"/>
  </office:meta>
</office:document-meta>
</file>